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7ab77"/>
    </style:style>
    <style:style style:name="P2" style:family="paragraph" style:parent-style-name="Heading_20_1">
      <style:text-properties officeooo:rsid="0017ab77" officeooo:paragraph-rsid="0017ab77"/>
    </style:style>
    <style:style style:name="P3" style:family="paragraph" style:parent-style-name="Title">
      <style:text-properties officeooo:paragraph-rsid="0017ab77"/>
    </style:style>
    <style:style style:name="P4" style:family="paragraph" style:parent-style-name="Subtitle">
      <style:text-properties fo:font-weight="bold" style:font-weight-asian="bold" style:font-weight-complex="bold"/>
    </style:style>
    <style:style style:name="P5" style:family="paragraph" style:parent-style-name="Bibliography_20_1">
      <style:paragraph-properties>
        <style:tab-stops/>
      </style:paragraph-properties>
    </style:style>
    <style:style style:name="T1" style:family="text">
      <style:text-properties officeooo:rsid="0017ab7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hema Inference and Validation on Wikidata</text:p>
      <text:p text:style-name="P4">Exposé</text:p>
      <text:p text:style-name="Subtitle">Lucas Werkmeister<text:line-break/>February 8, 2018</text:p>
      <text:h text:style-name="Heading_20_1" text:outline-level="1">Goal</text:h>
      <text:p text:style-name="P1">The goal of this thesis is to explore how to infer data schemata from a set of exemplary data items. This is evaluated using data of Wikidata. For example, given some composers, some capitals, or some chemical elements, one could infer that all composers <text:span text:style-name="T1">h</text:span>ave a statement “instance of: human”; that all capitals have a statement “instance of: (some subclass of) city”; and that most chemical elements have a “mass” statement, but with varying values. These schemata can then be used to validate other Wikidata items. A maintenance scheme, which is required to ensure the continued usefulness of the data schemata as the data model on Wikidata evolves, will also be developed.</text:p>
      <text:h text:style-name="P2" text:outline-level="1">Details</text:h>
      <text:p text:style-name="P1">Data schemata can be expressed using the Shape Expressions (ShEx) Language <text:bibliography-mark text:identifier="Prud'hommeaux:2014:SER:2660517.2660523" text:bibliography-type="conference" text:address="New York, NY, USA" text:author="Eric Prud’hommeaux, Jose Emilio Labra Gayo, and Harold Solbrig" text:booktitle="Proceedings of the 10th International Conference on Semantic Systems" text:pages="32–40" text:publisher="ACM" text:series="SEM '14" text:title="Shape Expressions: An RDF Validation and Transformation Language" text:year="2014" text:url="http://doi.acm.org/10.1145/2660517.2660523" text:isbn="978-1-4503-2927-9">[1]</text:bibliography-mark>, referring to the Resource Description Framework (RDF) output format of Wikidata. The output of the inference process would therefore be a ShEx schema in one of the ShEx syntaxes, e. g. ShExC.</text:p>
      <text:p text:style-name="P1">These schemata could be stored on Wikidata itself, where they would be open to users amending and improving them. Of course, the average Wikidata editor cannot be expected to be familiar with ShEx, but since several community members are already investigating the use of ShEx on Wikidata, a collaborative effort seems possible.</text:p>
      <text:h text:style-name="P2" text:outline-level="1">Administrative details</text:h>
      <text:p text:style-name="P1">The work will be performed at the Institute of Applied Informatics and Formal Description Methods (AIFB), in collaboration with Prof. Harald Sack and Dr. Maria Koutraki, under supervision of Prof. Ralf Reussner.</text:p>
      <text:p text:style-name="P1">The work will be conducted in cooperation with Wikimedia Deutschland e. V. (WMDE), the non-profit organization driving the technological development of Wikidata. The author, Lucas Werkmeister, is currently employed as an intern at WMDE, with this work being part of his work there.</text:p>
      <text:h text:style-name="Heading_20_1" text:outline-level="1"><text:soft-page-break/>Schema Inference vs. Ontology Learning</text:h>
      <text:p text:style-name="Text_20_body">The goal of this work is explicitly the inference of schemata of the data representation on Wikidata, not the learning of an ontology on the data. When an item is in violation of a schema, for instance because an expected statement is missing, this implies nothing more than the simple fact of the violation: it is possible that the statement should be added (in this case, an ontology might have inferred the statement), but it is equally possible that something else should be changed about the item so that the missing statement is no longer expected, or that the schema simply does not apply to the item and nothing should be done at all.</text:p>
      <text:h text:style-name="P2" text:outline-level="1">Related Work</text:h>
      <text:p text:style-name="P1">Schema inference has previously been done on XML <text:bibliography-mark text:identifier="Bex:2007:IXS:1325851.1325964" text:bibliography-type="conference" text:address="Vienna, Austria" text:author="Geert Jan Bex, Frank Neven, and Stijn Vansummeren" text:booktitle="Proceedings of the 33rd International Conference on Very Large Data Bases" text:pages="998–1009" text:publisher="VLDB Endowment" text:series="VLDB '07" text:title="Inferring XML Schema definitions from XML data" text:year="2007" text:url="http://dl.acm.org/citation.cfm?id=1325851.1325964" text:isbn="978-1-59593-649-3">[2]</text:bibliography-mark><text:s/>and JSON <text:bibliography-mark text:identifier="json-inference" text:bibliography-type="conference" text:address="Venice, Italy" text:author="Mohamed-Amine Baazizi, Houssem Ben Lahmar, Dario Colazzo, Giorgio Ghelli, and Carlo Sartiani" text:booktitle="Proceedings of the 20th International Conference on Extending Database Technology" text:pages="222–233" text:publisher="OpenProceedings.org" text:series="EDBT '17" text:title="Schema inference for massive JSON datasets" text:year="2017" text:url="http://dx.doi.org/10.5441/002/edbt.2017.21" text:isbn="978-3-89318-073-8">[6]</text:bibliography-mark>. On RDF, there has been more focus on ontology learning <text:bibliography-mark text:identifier="Zhou2007" text:bibliography-type="article" text:author="Lina Zhou" text:journal="Information Technology and Management" text:number="3" text:pages="241–252" text:title="Ontology learning: state of the art and open issues" text:volume="8" text:year="2007" text:url="http://dx.doi.org/10.1007/s10799-007-0019-5">[5]</text:bibliography-mark>, a related but different problem. RDF2Graph <text:bibliography-mark text:identifier="vanDam2015" text:bibliography-type="article" text:author="Jesse CJ van Dam, Jasper J. Koehorst, Peter J. Schaap, Vitor AP Martins dos Santos, and Maria Suarez-Diez" text:journal="Journal of Biomedical Semantics" text:month="Oct" text:number="1" text:pages="39" text:title="RDF2Graph a tool to recover, understand and validate the ontology of an RDF resource" text:volume="6" text:year="2015" text:url="https://doi.org/10.1186/s13326-015-0038-9">[4]</text:bibliography-mark><text:s/>can recover the structure of an RDF resource and express it in ShEx, but generally assumes a well-maintained, unified ontology, which is not always the case on Wikidata.</text:p>
      <text:p text:style-name="P1">ShEx has previously been used to validate RDF data in <text:bibliography-mark text:identifier="SOLBRIG201790" text:bibliography-type="article" text:author="Harold R. Solbrig, Eric Prud’hommeaux, Grahame Grieve, Lloyd McKenzie, Joshua C. Mandel, Deepak K. Sharma, and Guoqian Jiang" text:journal="Journal of Biomedical Informatics" text:pages="90–100" text:title="Modeling and validating HL7 FHIR profiles using semantic web Shape Expressions (ShEx)" text:volume="67" text:year="2017" text:url="http://www.sciencedirect.com/science/article/pii/S1532046417300345">[3]</text:bibliography-mark>.</text:p>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style-name="_30__20_0_20_0_20_0_20_0_20_0_20_0_20_0_20_0_20_" text:bibliography-data-field="identifier"/>
            <text:index-entry-span>: </text:index-entry-span>
            <text:index-entry-bibliography text:style-name="_34__20_4_20_4_20_4_20_4_20_4_20_4_20_4_20_4_20_" text:bibliography-data-field="author"/>
            <text:index-entry-span>. </text:index-entry-span>
            <text:index-entry-bibliography text:style-name="_30__20_0_20_0_20_0_20_0_20_0_20_0_20_0_20_0_20_" text:bibliography-data-field="title"/>
            <text:index-entry-bibliography text:style-name="_35__20_" text:bibliography-data-field="booktitle"/>
            <text:index-entry-span>, </text:index-entry-span>
            <text:index-entry-bibliography text:style-name="_33__20_3_20_3_20_3_20_3_20_3_20_3_20_3_20_3_20_" text:bibliography-data-field="year"/>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style-name="_30__20_0_20_0_20_0_20_0_20_0_20_" text:bibliography-data-field="identifier"/>
            <text:index-entry-span>: </text:index-entry-span>
            <text:index-entry-bibliography text:style-name="_34__20_4_20_4_20_4_20_4_20_4_20_" text:bibliography-data-field="author"/>
            <text:index-entry-span>. </text:index-entry-span>
            <text:index-entry-bibliography text:style-name="_30__20_0_20_0_20_0_20_0_20_0_20_" text:bibliography-data-field="title"/>
            <text:index-entry-span>. </text:index-entry-span>
            <text:index-entry-bibliography text:style-name="_31__20_" text:bibliography-data-field="journal"/>
            <text:index-entry-bibliography text:style-name="_33__20_3_20_3_20_3_20_3_20_3_20_"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5">1: Eric Prud’hommeaux, Jose Emilio Labra Gayo, and Harold Solbrig. Shape Expressions: An RDF Validation and Transformation Language. 2014.</text:p>
          <text:p text:style-name="P5">2: Geert Jan Bex, Frank Neven, and Stijn Vansummeren. Inferring XML Schema definitions from XML data. 2007.</text:p>
          <text:p text:style-name="P5">3: Harold R. Solbrig, Eric Prud’hommeaux, Grahame Grieve, Lloyd McKenzie, Joshua C. Mandel, Deepak K. Sharma, and Guoqian Jiang. Modeling and validating HL7 FHIR profiles using semantic web Shape Expressions (ShEx), 2017.</text:p>
          <text:p text:style-name="P5">4: Jesse CJ van Dam, Jasper J. Koehorst, Peter J. Schaap, Vitor AP Martins dos Santos, and Maria Suarez-Diez. RDF2Graph a tool to recover, understand and validate the ontology of an RDF resource, 2015.</text:p>
          <text:p text:style-name="P5">5: Lina Zhou. Ontology learning: state of the art and open issues, 2007.</text:p>
          <text:p text:style-name="P5">6: Mohamed-Amine Baazizi, Houssem Ben Lahmar, Dario Colazzo, Giorgio Ghelli, and Carlo Sartiani. Schema inference for massive JSON datasets.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default-outline-level="" style:list-style-name="" style:class="index">
      <style:paragraph-properties text:number-lines="false" text:line-number="0" style:writing-mod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by-position="false" text:sort-algorithm="alphanumeric" fo:language="en" fo:country="US">
      <text:sort-key text:key="author" text:sort-ascending="true"/>
    </text:bibliography-configuration>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1:38:58.994470515</meta:creation-date>
    <dc:date>2018-02-08T12:36:57.947848156</dc:date>
    <meta:editing-duration>PT6M54S</meta:editing-duration>
    <meta:editing-cycles>1</meta:editing-cycles>
    <meta:document-statistic meta:table-count="0" meta:image-count="0" meta:object-count="0" meta:page-count="2" meta:paragraph-count="23" meta:word-count="630" meta:character-count="3877" meta:non-whitespace-character-count="3275"/>
    <meta:generator>LibreOffice/5.4.2.2$Linux_X86_64 LibreOffice_project/40m0$Build-2</meta:generator>
  </office:meta>
</office:document-meta>
</file>